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7.705cm" fo:margin-left="0cm" fo:margin-right="-0.005cm" table:align="margins"/>
    </style:style>
    <style:style style:name="Table1.A" style:family="table-column">
      <style:table-column-properties style:column-width="9.79cm" style:rel-column-width="23156*"/>
    </style:style>
    <style:style style:name="Table1.B" style:family="table-column">
      <style:table-column-properties style:column-width="8.005cm" style:rel-column-width="18934*"/>
    </style:style>
    <style:style style:name="Table1.C" style:family="table-column">
      <style:table-column-properties style:column-width="8.003cm" style:rel-column-width="18929*"/>
    </style:style>
    <style:style style:name="Table1.D" style:family="table-column">
      <style:table-column-properties style:column-width="1.909cm" style:rel-column-width="451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text-properties style:font-name="Liberation Sans" fo:font-size="10pt" fo:language="en" fo:country="GB" style:font-size-asian="10pt" style:font-size-complex="10pt"/>
    </style:style>
    <style:style style:name="P3" style:family="paragraph" style:parent-style-name="Standard">
      <style:text-properties style:font-name="Liberation Sans" fo:font-size="10pt" fo:language="en" fo:country="GB" officeooo:rsid="00089ba8" officeooo:paragraph-rsid="000945c7" style:font-size-asian="10pt" style:font-size-complex="10pt"/>
    </style:style>
    <style:style style:name="P4" style:family="paragraph" style:parent-style-name="Standard">
      <style:text-properties style:font-name="Liberation Sans" fo:font-size="10pt" fo:language="en" fo:country="GB" officeooo:paragraph-rsid="000945c7" style:font-size-asian="10pt" style:font-size-complex="10pt"/>
    </style:style>
    <style:style style:name="P5" style:family="paragraph" style:parent-style-name="Standard">
      <style:text-properties style:font-name="Liberation Sans" fo:font-size="10pt" fo:language="en" fo:country="GB" officeooo:paragraph-rsid="000a4713" style:font-size-asian="10pt" style:font-size-complex="10pt"/>
    </style:style>
    <style:style style:name="P6" style:family="paragraph" style:parent-style-name="Standard">
      <style:text-properties style:font-name="Liberation Sans" fo:font-size="10pt" fo:language="en" fo:country="GB" officeooo:paragraph-rsid="000bace1" style:font-size-asian="10pt" style:font-size-complex="10pt"/>
    </style:style>
    <style:style style:name="P7" style:family="paragraph" style:parent-style-name="Table_20_Contents">
      <style:text-properties style:font-name="Liberation Sans" fo:font-size="10pt" fo:language="en" fo:country="GB" style:font-size-asian="10pt" style:font-size-complex="10pt"/>
    </style:style>
    <style:style style:name="P8" style:family="paragraph" style:parent-style-name="Table_20_Contents">
      <style:text-properties style:font-name="Liberation Sans" fo:font-size="10pt" fo:language="en" fo:country="GB" officeooo:rsid="000db82a" officeooo:paragraph-rsid="000db82a" style:font-size-asian="10pt" style:font-size-complex="10pt"/>
    </style:style>
    <style:style style:name="P9" style:family="paragraph" style:parent-style-name="Table_20_Contents">
      <style:text-properties style:font-name="Liberation Sans" fo:font-size="10pt" fo:language="en" fo:country="GB" officeooo:rsid="00105d9d" officeooo:paragraph-rsid="00105d9d" style:font-size-asian="10pt" style:font-size-complex="10pt"/>
    </style:style>
    <style:style style:name="P10" style:family="paragraph" style:parent-style-name="Table_20_Contents">
      <style:text-properties style:font-name="Liberation Sans" fo:font-size="10pt" fo:language="en" fo:country="GB" officeooo:rsid="00129a3d" officeooo:paragraph-rsid="00129a3d" style:font-size-asian="10pt" style:font-size-complex="10pt"/>
    </style:style>
    <style:style style:name="P11" style:family="paragraph" style:parent-style-name="Table_20_Contents">
      <style:text-properties style:font-name="Liberation Sans" fo:font-size="10pt" fo:language="en" fo:country="GB" officeooo:rsid="00129a3d" officeooo:paragraph-rsid="00105d9d" style:font-size-asian="10pt" style:font-size-complex="10pt"/>
    </style:style>
    <style:style style:name="P12" style:family="paragraph" style:parent-style-name="Table_20_Contents">
      <style:text-properties style:font-name="Liberation Sans" fo:font-size="10pt" fo:language="en" fo:country="GB" officeooo:rsid="00129a3d" officeooo:paragraph-rsid="0024d546" style:font-size-asian="10pt" style:font-size-complex="10pt"/>
    </style:style>
    <style:style style:name="P13" style:family="paragraph" style:parent-style-name="Table_20_Contents">
      <style:text-properties style:font-name="Liberation Sans" fo:font-size="10pt" fo:language="en" fo:country="GB" officeooo:rsid="00124df6" officeooo:paragraph-rsid="00124df6" style:font-size-asian="10pt" style:font-size-complex="10pt"/>
    </style:style>
    <style:style style:name="P14" style:family="paragraph" style:parent-style-name="Table_20_Contents">
      <style:text-properties style:font-name="Liberation Sans" fo:font-size="10pt" fo:language="en" fo:country="GB" officeooo:rsid="0012abc4" officeooo:paragraph-rsid="0012abc4" style:font-size-asian="10pt" style:font-size-complex="10pt"/>
    </style:style>
    <style:style style:name="P15" style:family="paragraph" style:parent-style-name="Table_20_Contents">
      <style:text-properties style:font-name="Liberation Sans" fo:font-size="10pt" fo:language="en" fo:country="GB" officeooo:rsid="0012abc4" officeooo:paragraph-rsid="0024d546" style:font-size-asian="10pt" style:font-size-complex="10pt"/>
    </style:style>
    <style:style style:name="P16" style:family="paragraph" style:parent-style-name="Table_20_Contents">
      <style:text-properties style:font-name="Liberation Sans" fo:font-size="10pt" fo:language="en" fo:country="GB" officeooo:rsid="001407d2" officeooo:paragraph-rsid="001407d2" style:font-size-asian="10pt" style:font-size-complex="10pt"/>
    </style:style>
    <style:style style:name="P17" style:family="paragraph" style:parent-style-name="Table_20_Contents">
      <style:text-properties style:font-name="Liberation Sans" fo:font-size="10pt" fo:language="en" fo:country="GB" officeooo:rsid="001407d2" officeooo:paragraph-rsid="0024d546" style:font-size-asian="10pt" style:font-size-complex="10pt"/>
    </style:style>
    <style:style style:name="P18" style:family="paragraph" style:parent-style-name="Table_20_Contents">
      <style:text-properties style:font-name="Liberation Sans" fo:font-size="10pt" fo:language="en" fo:country="GB" officeooo:paragraph-rsid="001407d2" style:font-size-asian="10pt" style:font-size-complex="10pt"/>
    </style:style>
    <style:style style:name="P19" style:family="paragraph" style:parent-style-name="Table_20_Contents">
      <style:text-properties style:font-name="Liberation Sans" fo:font-size="10pt" fo:language="en" fo:country="GB" officeooo:rsid="0015022a" officeooo:paragraph-rsid="0015022a" style:font-size-asian="10pt" style:font-size-complex="10pt"/>
    </style:style>
    <style:style style:name="P20" style:family="paragraph" style:parent-style-name="Table_20_Contents">
      <style:text-properties style:font-name="Liberation Sans" fo:font-size="10pt" fo:language="en" fo:country="GB" officeooo:rsid="0015022a" officeooo:paragraph-rsid="0024d546" style:font-size-asian="10pt" style:font-size-complex="10pt"/>
    </style:style>
    <style:style style:name="P21" style:family="paragraph" style:parent-style-name="Table_20_Contents">
      <style:text-properties style:font-name="Liberation Sans" fo:font-size="10pt" fo:language="en" fo:country="GB" officeooo:rsid="00150970" officeooo:paragraph-rsid="00150970" style:font-size-asian="10pt" style:font-size-complex="10pt"/>
    </style:style>
    <style:style style:name="P22" style:family="paragraph" style:parent-style-name="Table_20_Contents">
      <style:text-properties style:font-name="Liberation Sans" fo:font-size="10pt" fo:language="en" fo:country="GB" officeooo:rsid="0015e19b" officeooo:paragraph-rsid="0015e19b" style:font-size-asian="10pt" style:font-size-complex="10pt"/>
    </style:style>
    <style:style style:name="P23" style:family="paragraph" style:parent-style-name="Table_20_Contents">
      <style:text-properties style:font-name="Liberation Sans" fo:font-size="10pt" fo:language="en" fo:country="GB" officeooo:rsid="0016a52d" officeooo:paragraph-rsid="0016a52d" style:font-size-asian="10pt" style:font-size-complex="10pt"/>
    </style:style>
    <style:style style:name="P24" style:family="paragraph" style:parent-style-name="Table_20_Contents">
      <style:text-properties style:font-name="Liberation Sans" fo:font-size="10pt" fo:language="en" fo:country="GB" officeooo:rsid="00171600" style:font-size-asian="10pt" style:font-size-complex="10pt"/>
    </style:style>
    <style:style style:name="P25" style:family="paragraph" style:parent-style-name="Table_20_Contents">
      <style:text-properties style:font-name="Liberation Sans" fo:font-size="10pt" fo:language="en" fo:country="GB" officeooo:rsid="00171600" officeooo:paragraph-rsid="00171600" style:font-size-asian="10pt" style:font-size-complex="10pt"/>
    </style:style>
    <style:style style:name="P26" style:family="paragraph" style:parent-style-name="Table_20_Contents">
      <style:text-properties style:font-name="Liberation Sans" fo:font-size="10pt" fo:language="en" fo:country="GB" officeooo:rsid="0017edf7" style:font-size-asian="10pt" style:font-size-complex="10pt"/>
    </style:style>
    <style:style style:name="P27" style:family="paragraph" style:parent-style-name="Table_20_Contents">
      <style:text-properties style:font-name="Liberation Sans" fo:font-size="10pt" fo:language="en" fo:country="GB" officeooo:rsid="0017edf7" officeooo:paragraph-rsid="0017edf7" style:font-size-asian="10pt" style:font-size-complex="10pt"/>
    </style:style>
    <style:style style:name="P28" style:family="paragraph" style:parent-style-name="Table_20_Contents">
      <style:text-properties style:font-name="Liberation Sans" fo:font-size="10pt" fo:language="en" fo:country="GB" officeooo:rsid="0017edf7" officeooo:paragraph-rsid="0019bb56" style:font-size-asian="10pt" style:font-size-complex="10pt"/>
    </style:style>
    <style:style style:name="P29" style:family="paragraph" style:parent-style-name="Table_20_Contents">
      <style:text-properties style:font-name="Liberation Sans" fo:font-size="10pt" fo:language="en" fo:country="GB" officeooo:rsid="0019bb56" style:font-size-asian="10pt" style:font-size-complex="10pt"/>
    </style:style>
    <style:style style:name="P30" style:family="paragraph" style:parent-style-name="Table_20_Contents">
      <style:text-properties style:font-name="Liberation Sans" fo:font-size="10pt" fo:language="en" fo:country="GB" officeooo:rsid="0019bb56" officeooo:paragraph-rsid="0019bb56" style:font-size-asian="10pt" style:font-size-complex="10pt"/>
    </style:style>
    <style:style style:name="P31" style:family="paragraph" style:parent-style-name="Table_20_Contents">
      <style:text-properties style:font-name="Liberation Sans" fo:font-size="10pt" fo:language="en" fo:country="GB" officeooo:rsid="0019bb56" officeooo:paragraph-rsid="002a02c7" style:font-size-asian="10pt" style:font-size-complex="10pt"/>
    </style:style>
    <style:style style:name="P32" style:family="paragraph" style:parent-style-name="Table_20_Contents">
      <style:text-properties style:font-name="Liberation Sans" fo:font-size="10pt" fo:language="en" fo:country="GB" officeooo:rsid="0019bb56" officeooo:paragraph-rsid="002a7095" style:font-size-asian="10pt" style:font-size-complex="10pt"/>
    </style:style>
    <style:style style:name="P33" style:family="paragraph" style:parent-style-name="Table_20_Contents">
      <style:text-properties style:font-name="Liberation Sans" fo:font-size="10pt" fo:language="en" fo:country="GB" officeooo:rsid="001c0cd8" officeooo:paragraph-rsid="001f8adc" style:font-size-asian="10pt" style:font-size-complex="10pt"/>
    </style:style>
    <style:style style:name="P34" style:family="paragraph" style:parent-style-name="Table_20_Contents">
      <style:text-properties style:font-name="Liberation Sans" fo:font-size="10pt" fo:language="en" fo:country="GB" officeooo:rsid="002363c5" style:font-size-asian="10pt" style:font-size-complex="10pt"/>
    </style:style>
    <style:style style:name="P35" style:family="paragraph" style:parent-style-name="Table_20_Contents">
      <style:text-properties style:font-name="Liberation Sans" fo:font-size="10pt" fo:language="en" fo:country="GB" officeooo:rsid="002363c5" officeooo:paragraph-rsid="002363c5" style:font-size-asian="10pt" style:font-size-complex="10pt"/>
    </style:style>
    <style:style style:name="P36" style:family="paragraph" style:parent-style-name="Table_20_Contents">
      <style:text-properties style:font-name="Liberation Sans" fo:font-size="10pt" fo:language="en" fo:country="GB" officeooo:rsid="0024d546" officeooo:paragraph-rsid="0024d546" style:font-size-asian="10pt" style:font-size-complex="10pt"/>
    </style:style>
    <style:style style:name="P37" style:family="paragraph" style:parent-style-name="Table_20_Contents">
      <style:text-properties style:font-name="Liberation Sans" fo:font-size="10pt" fo:language="en" fo:country="GB" officeooo:rsid="00266260" officeooo:paragraph-rsid="00266260" style:font-size-asian="10pt" style:font-size-complex="10pt"/>
    </style:style>
    <style:style style:name="P38" style:family="paragraph" style:parent-style-name="Table_20_Contents">
      <style:text-properties style:font-name="Liberation Sans" fo:font-size="10pt" fo:language="en" fo:country="GB" officeooo:rsid="00290c86" officeooo:paragraph-rsid="00290c86" style:font-size-asian="10pt" style:font-size-complex="10pt"/>
    </style:style>
    <style:style style:name="P39" style:family="paragraph" style:parent-style-name="Table_20_Contents">
      <style:text-properties style:font-name="Liberation Sans" fo:font-size="10pt" fo:language="en" fo:country="GB" officeooo:rsid="002a02c7" officeooo:paragraph-rsid="002a02c7" style:font-size-asian="10pt" style:font-size-complex="10pt"/>
    </style:style>
    <style:style style:name="P40" style:family="paragraph" style:parent-style-name="Table_20_Contents">
      <style:text-properties style:font-name="Liberation Sans" fo:font-size="10pt" fo:language="en" fo:country="GB" officeooo:rsid="002a7095" officeooo:paragraph-rsid="002a7095" style:font-size-asian="10pt" style:font-size-complex="10pt"/>
    </style:style>
    <style:style style:name="P41" style:family="paragraph" style:parent-style-name="Table_20_Contents">
      <style:text-properties style:font-name="Liberation Sans" fo:font-size="10pt" fo:language="en" fo:country="GB" officeooo:rsid="002b26b8" officeooo:paragraph-rsid="002b26b8" style:font-size-asian="10pt" style:font-size-complex="10pt"/>
    </style:style>
    <style:style style:name="P42" style:family="paragraph" style:parent-style-name="Table_20_Contents">
      <style:text-properties style:font-name="Liberation Sans" fo:font-size="10pt" fo:language="en" fo:country="GB" officeooo:rsid="002bb994" officeooo:paragraph-rsid="002bb994" style:font-size-asian="10pt" style:font-size-complex="10pt"/>
    </style:style>
    <style:style style:name="P43" style:family="paragraph" style:parent-style-name="Table_20_Contents">
      <style:text-properties style:font-name="Liberation Sans" fo:font-size="10pt" fo:language="en" fo:country="GB" officeooo:rsid="0030a572" officeooo:paragraph-rsid="001407d2" style:font-size-asian="10pt" style:font-size-complex="10pt"/>
    </style:style>
    <style:style style:name="P44" style:family="paragraph" style:parent-style-name="Table_20_Contents">
      <style:text-properties style:font-name="Liberation Sans" fo:font-size="10pt" fo:language="en" fo:country="GB" officeooo:rsid="00171600" officeooo:paragraph-rsid="00171600" style:font-size-asian="10pt" style:font-size-complex="10pt"/>
    </style:style>
    <style:style style:name="P45" style:family="paragraph" style:parent-style-name="Table_20_Contents">
      <style:text-properties style:font-name="Liberation Sans" fo:font-size="10pt" fo:language="en" fo:country="GB" officeooo:rsid="00171600" officeooo:paragraph-rsid="0017edf7" style:font-size-asian="10pt" style:font-size-complex="10pt"/>
    </style:style>
    <style:style style:name="P46" style:family="paragraph" style:parent-style-name="Table_20_Contents">
      <style:text-properties style:font-name="Liberation Sans" fo:font-size="10pt" fo:language="en" fo:country="GB" officeooo:rsid="0017edf7" officeooo:paragraph-rsid="0017edf7" style:font-size-asian="10pt" style:font-size-complex="10pt"/>
    </style:style>
    <style:style style:name="P47" style:family="paragraph" style:parent-style-name="Table_20_Contents">
      <style:text-properties style:font-name="Liberation Sans" fo:font-size="10pt" fo:language="en" fo:country="GB" officeooo:rsid="0017edf7" officeooo:paragraph-rsid="0019bb56" style:font-size-asian="10pt" style:font-size-complex="10pt"/>
    </style:style>
    <style:style style:name="P48" style:family="paragraph" style:parent-style-name="Table_20_Contents">
      <style:text-properties style:font-name="Liberation Sans" fo:font-size="10pt" fo:language="en" fo:country="GB" officeooo:rsid="0017edf7" officeooo:paragraph-rsid="003639f9" style:font-size-asian="10pt" style:font-size-complex="10pt"/>
    </style:style>
    <style:style style:name="P49" style:family="paragraph" style:parent-style-name="Table_20_Contents">
      <style:text-properties style:font-name="Liberation Sans" fo:font-size="10pt" fo:language="en" fo:country="GB" officeooo:rsid="00290c86" style:font-size-asian="10pt" style:font-size-complex="10pt"/>
    </style:style>
    <style:style style:name="P50" style:family="paragraph" style:parent-style-name="Table_20_Contents">
      <style:text-properties style:font-name="Liberation Sans" fo:font-size="10pt" fo:language="en" fo:country="GB" officeooo:rsid="002a7095" officeooo:paragraph-rsid="0019bb56" style:font-size-asian="10pt" style:font-size-complex="10pt"/>
    </style:style>
    <style:style style:name="P51" style:family="paragraph" style:parent-style-name="Table_20_Contents">
      <style:text-properties style:font-name="Liberation Sans" fo:font-size="10pt" fo:language="en" fo:country="GB" officeooo:rsid="002363c5" style:font-size-asian="10pt" style:font-size-complex="10pt"/>
    </style:style>
    <style:style style:name="P52" style:family="paragraph" style:parent-style-name="Table_20_Contents">
      <style:text-properties style:font-name="Liberation Sans" fo:font-size="10pt" fo:language="en" fo:country="GB" officeooo:rsid="0034448b" officeooo:paragraph-rsid="0034448b" style:font-size-asian="10pt" style:font-size-complex="10pt"/>
    </style:style>
    <style:style style:name="P53" style:family="paragraph" style:parent-style-name="Table_20_Contents">
      <style:text-properties style:font-name="Liberation Sans" fo:font-size="10pt" fo:language="en" fo:country="GB" officeooo:rsid="003639f9" officeooo:paragraph-rsid="003639f9" style:font-size-asian="10pt" style:font-size-complex="10pt"/>
    </style:style>
    <style:style style:name="P54" style:family="paragraph" style:parent-style-name="Table_20_Contents">
      <style:text-properties style:font-name="Liberation Sans" fo:font-size="10pt" fo:language="en" fo:country="GB" officeooo:rsid="00397a2d" officeooo:paragraph-rsid="00397a2d" style:font-size-asian="10pt" style:font-size-complex="10pt"/>
    </style:style>
    <style:style style:name="T1" style:family="text">
      <style:text-properties officeooo:rsid="000bace1"/>
    </style:style>
    <style:style style:name="T2" style:family="text">
      <style:text-properties officeooo:rsid="00124df6"/>
    </style:style>
    <style:style style:name="T3" style:family="text">
      <style:text-properties officeooo:rsid="00129a3d"/>
    </style:style>
    <style:style style:name="T4" style:family="text">
      <style:text-properties officeooo:rsid="0012abc4"/>
    </style:style>
    <style:style style:name="T5" style:family="text">
      <style:text-properties officeooo:rsid="001407d2"/>
    </style:style>
    <style:style style:name="T6" style:family="text">
      <style:text-properties officeooo:rsid="0015022a"/>
    </style:style>
    <style:style style:name="T7" style:family="text">
      <style:text-properties officeooo:rsid="00150970"/>
    </style:style>
    <style:style style:name="T8" style:family="text">
      <style:text-properties officeooo:rsid="00153d7f"/>
    </style:style>
    <style:style style:name="T9" style:family="text">
      <style:text-properties officeooo:rsid="00171600"/>
    </style:style>
    <style:style style:name="T10" style:family="text">
      <style:text-properties officeooo:rsid="0017edf7"/>
    </style:style>
    <style:style style:name="T11" style:family="text">
      <style:text-properties officeooo:rsid="0019bb56"/>
    </style:style>
    <style:style style:name="T12" style:family="text">
      <style:text-properties officeooo:rsid="001a0ffb"/>
    </style:style>
    <style:style style:name="T13" style:family="text">
      <style:text-properties officeooo:rsid="001c0cd8"/>
    </style:style>
    <style:style style:name="T14" style:family="text">
      <style:text-properties officeooo:rsid="001dc6a2"/>
    </style:style>
    <style:style style:name="T15" style:family="text">
      <style:text-properties officeooo:rsid="001f8adc"/>
    </style:style>
    <style:style style:name="T16" style:family="text">
      <style:text-properties officeooo:rsid="002363c5"/>
    </style:style>
    <style:style style:name="T17" style:family="text">
      <style:text-properties officeooo:rsid="0024d546"/>
    </style:style>
    <style:style style:name="T18" style:family="text">
      <style:text-properties officeooo:rsid="00266260"/>
    </style:style>
    <style:style style:name="T19" style:family="text">
      <style:text-properties officeooo:rsid="0027283c"/>
    </style:style>
    <style:style style:name="T20" style:family="text">
      <style:text-properties officeooo:rsid="00290c86"/>
    </style:style>
    <style:style style:name="T21" style:family="text">
      <style:text-properties officeooo:rsid="002a02c7"/>
    </style:style>
    <style:style style:name="T22" style:family="text">
      <style:text-properties officeooo:rsid="002a7095"/>
    </style:style>
    <style:style style:name="T23" style:family="text">
      <style:text-properties officeooo:rsid="002b26b8"/>
    </style:style>
    <style:style style:name="T24" style:family="text">
      <style:text-properties officeooo:rsid="002bb994"/>
    </style:style>
    <style:style style:name="T25" style:family="text">
      <style:text-properties officeooo:rsid="002d1905"/>
    </style:style>
    <style:style style:name="T26" style:family="text">
      <style:text-properties officeooo:rsid="002ec60d"/>
    </style:style>
    <style:style style:name="T27" style:family="text">
      <style:text-properties officeooo:rsid="003176b3"/>
    </style:style>
    <style:style style:name="T28" style:family="text">
      <style:text-properties officeooo:rsid="0034448b"/>
    </style:style>
    <style:style style:name="T29" style:family="text">
      <style:text-properties officeooo:rsid="003639f9"/>
    </style:style>
    <style:style style:name="T30" style:family="text">
      <style:text-properties officeooo:rsid="003780ca"/>
    </style:style>
    <style:style style:name="T31" style:family="text">
      <style:text-properties officeooo:rsid="00395e56"/>
    </style:style>
    <style:style style:name="T32" style:family="text">
      <style:text-properties officeooo:rsid="00397a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Point-by-Point Replies</text:p>
          </table:table-cell>
          <table:table-cell table:style-name="Table1.A1" office:value-type="string">
            <text:p text:style-name="P35">Reply</text:p>
          </table:table-cell>
          <table:table-cell table:style-name="Table1.A1" office:value-type="string">
            <text:p text:style-name="P35">To-Dos</text:p>
          </table:table-cell>
          <table:table-cell table:style-name="Table1.D1" office:value-type="string">
            <text:p text:style-name="P35">People</text:p>
          </table:table-cell>
        </table:table-row>
        <table:table-row>
          <table:table-cell table:style-name="Table1.A2" office:value-type="string">
            <text:p text:style-name="P3">Referee 2<text:line-break/>The authors have conducted a study evaluating the influence of management on soilorganic carbon in global croplands. This is an important topic for consideration ofgreenhouse gas mitigation with natural solutions for climate change policy and pro-grams such as the 4 per mille initiative. As the authors mention, there are few studiesthat have evaluated cropland management effects on soil organic carbon, and possi-bly none that have addressed the influence at a global scale. The result that increasedresidue return to soils is the leading driver of carbon changes over the past few decadesin croplands is an important finding. As the authors note, the 4 Gt C increase in carbonis less than the goals of the 4 per mille initiative, which some have argued is not realis-tic. I have a few concerns about the study after review of the IPCC documentation onthe method that the authors selected for this analysis. I would suggest that the authorsC1make revisions before the manuscript is accepted.<text:line-break/>Specific comments:</text:p>
          </table:table-cell>
          <table:table-cell table:style-name="Table1.A2" office:value-type="string">
            <text:p text:style-name="P52">No Reply needed?</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4">1) The Tier 2 method is in a croplands chapter of the IPCC report. The documentationin the report states that the model would need to be parameterized for other land uses.Did the authors parameterize the model for other land uses that would be considerednatural vegetation? If not, the estimation of soil organic carbon for natural vegetationmay not be valid. The authors seem to suggest that this is a possibility in Section4.4 when stating the soil organic carbon and debt from land use change have to beinterpreted with caution. If the model has not been parameterized for natural vege-tation, I would suggest that the authors focus on cropland model results, and removethe carbon debt results. The results for the cropland alone are important, and deservepublication even if the natural vegetation estimates are not valid with this model.</text:p>
          </table:table-cell>
          <table:table-cell table:style-name="Table1.A2" office:value-type="string">
            <text:p text:style-name="P9"><text:span text:style-name="T25">Natural vegetation representation<text:line-break/></text:span><text:line-break/>The referee mentioned a very vaid point and as we pointed out before the soil stock estimation under natural vegetation is . We still think that on the global scale, we have to consider cropland expansion to have comparable numbers. Furthermore we need initializing values, that have to include land-use change from natural vegetation, otherwise we could only restrict our analysis in the current setup to cropland that stayed cropland since 1901 (start if the spin up period).<text:line-break/>We will adress the issue in three ways:<text:line-break/>1. We will improve litterfall parameterization in natural vegetation.<text:line-break/>2. We will compare our results on soil stock under natural vegetation with dedicated models parameterized for natural vegetation (LPJmL) to estimate error of <text:span text:style-name="T2">our</text:span> unfitted model parameters.<text:line-break/>3. We will include results on cropland stayed cropland <text:span text:style-name="T2">from 1901</text:span>. </text:p>
            <text:p text:style-name="P11"><text:soft-page-break/></text:p>
            <text:p text:style-name="P10"/>
          </table:table-cell>
          <table:table-cell table:style-name="Table1.A2" office:value-type="string">
            <text:p text:style-name="P12">* litterfall split <text:span text:style-name="T6">(wood-fraction)</text:span><text:line-break/>* additional comparison of <text:span text:style-name="T4">natural vegetation with LPJmL results<text:line-break/>* ((maybe)): results from cropland stayed cropland only</text:span></text:p>
          </table:table-cell>
          <table:table-cell table:style-name="Table1.D2" office:value-type="string">
            <text:p text:style-name="P9"/>
          </table:table-cell>
        </table:table-row>
        <table:table-row>
          <table:table-cell table:style-name="Table1.A2" office:value-type="string">
            <text:p text:style-name="P4">2) Is it possible to estimate uncertainty with this method? IPCC methods often havelarge uncertainty but does this method have less uncertainty because it is a Tier 2method. If it is not possible to estimate uncertainty could the authors speculate on thelevel of uncertainty in the predictions. Knowing something about uncertainty would behelpful in comparisons to the modeled results from other studies that are shown in themanuscript.</text:p>
          </table:table-cell>
          <table:table-cell table:style-name="Table1.A2" office:value-type="string">
            <text:p text:style-name="P13"><text:span text:style-name="T25">Rank of uncertainies:</text:span><text:line-break/><text:line-break/>Uncertainty is very high in the model.<text:line-break/>Most of the uncertainty in our view is included in the management data, especially in the manure numbers, as they are calculated from feed data. Additionally residue estimations are based on the set of parameterize</text:p>
            <text:p text:style-name="P13"/>
            <text:p text:style-name="P13"/>
            <text:p text:style-name="P14"/>
          </table:table-cell>
          <table:table-cell table:style-name="Table1.A2" office:value-type="string">
            <text:p text:style-name="P15">* Rank uncertainty <text:line-break/>* Argue for data versus parameter uncertainty<text:line-break/>(whereas data error cancel out, parameter uncertainty might lead to systematic error) → discuss again with Benni<text:line-break/>* <text:span text:style-name="T26">systemaitc too low in data<text:line-break/><text:line-break/>* mostly linear: error term cancel out<text:line-break/>**<text:line-break/>* biases terms most important:<text:line-break/>** missing off-season, fallow<text:line-break/>** manure, residue (HI, forage,<text:line-break/> <text:s text:c="3"/>emission from manure storage)<text:line-break/>** spin-up<text:line-break/>** ask @soil experts<text:line-break/></text:span></text:p>
          </table:table-cell>
          <table:table-cell table:style-name="Table1.D2" office:value-type="string">
            <text:p text:style-name="P36">Benni</text:p>
          </table:table-cell>
        </table:table-row>
        <table:table-row>
          <table:table-cell table:style-name="Table1.A2" office:value-type="string">
            <text:p text:style-name="P4">3) The authors state that a sensitivity analysis presented in Figure 4 shows that man-agement impact is robust to the initialization of the soil organic carbon stocks at thebeginning of the spin-up phase. But, the stocks and change in stocks almost halvesthe values if the initialization is done with natural vegetation. The initialization doesmake a difference, and needs further explanation.</text:p>
            <text:p text:style-name="P4"/>
          </table:table-cell>
          <table:table-cell table:style-name="Table1.A2" office:value-type="string">
            <text:p text:style-name="P43">As referee pointed out correctly, the SOC stock <text:span text:style-name="T29">as well as the SOC gap</text:span> is very sensitive to the initilazation and the length of the spin-up phase.<text:line-break/><text:span text:style-name="T29">We there for extent the spin-up phase for a much longer period, starting in 1530 (default spin-up start in LPJmL).</text:span><text:line-break/> <text:s/></text:p>
            <text:p text:style-name="P53">(Maybe point to comparison figure → long spin-up vs. init in 1900)</text:p>
            <text:p text:style-name="P14"/>
            <text:p text:style-name="P14"/>
          </table:table-cell>
          <table:table-cell table:style-name="Table1.A2" office:value-type="string">
            <text:p text:style-name="P15">* <text:span text:style-name="T17">(maybe) </text:span>Prepare longer spin-up to fill explaination gap<text:line-break/>* <text:span text:style-name="T5">add more detail to the initialzation analysis<text:line-break/>* add comparison figure → long spin-up vy. Init in 1900</text:span></text:p>
          </table:table-cell>
          <table:table-cell table:style-name="Table1.D2" office:value-type="string">
            <text:p text:style-name="P18"/>
          </table:table-cell>
        </table:table-row>
        <table:table-row>
          <table:table-cell table:style-name="Table1.A2" office:value-type="string">
            <text:p text:style-name="P4">4) Good to see that the authors have made a comparison to another approach to con-firm the Tier 2 results. The Tier 1 method provided by the IPCC has been used for thispurpose. In section 2.2, the authors present a method estimating stock change factorsinstead of soil organic carbon changes. But, the results in Table 4 for the stock changeC2</text:p>
            <text:p text:style-name="P4">factors are not convincing that the methods are consistent, and the text seems un-clear with discussion about larger differences with the IPCC2019 values, which wereupdated by the authors and should be more accurate – I would think. Why not esti-mate the change in soil organic carbon for a direct comparison with the Tier 2 methodinstead of the stock change factors? Also, the placement of these results after <text:soft-page-break/>thediscussion seems odd, and conventionally would be presented in the results sectionbefore discussion.</text:p>
          </table:table-cell>
          <table:table-cell table:style-name="Table1.A2" office:value-type="string">
            <text:p text:style-name="P16"><text:span text:style-name="T28">We thank the reviewer for the recommandaton and will place the comparison within the result section.<text:line-break/>For a Tier 1 approach the change in soil organic carbon has to be calucated based on a reference stock. The default stocks given by the IPCC have very low spatial resolution. <text:s/><text:line-break/> ...<text:line-break/>(add more about why it is basically the same to compare SCF and SOC, or using default IPCC reference stock will lead to even more uncertianity).</text:span><text:line-break/></text:p>
          </table:table-cell>
          <table:table-cell table:style-name="Table1.A2" office:value-type="string">
            <text:p text:style-name="P17">* change reporting of stock change factors to area weighed means<text:line-break/>* swift comparison to results and discuss more<text:line-break/>* (maybe) compare SOC changes instead of SCF</text:p>
          </table:table-cell>
          <table:table-cell table:style-name="Table1.D2" office:value-type="string">
            <text:p text:style-name="P16"/>
          </table:table-cell>
        </table:table-row>
        <table:table-row>
          <table:table-cell table:style-name="Table1.A2" office:value-type="string">
            <text:p text:style-name="P4">5) Figure 3 shows results from making certain practices constant from 1975 to 2010.The authors state around line 315 that the effect of no-till has been strong since 1990,but the effect seems minor and may not differ statistically from the histManagement withuncertainty. The conclusion about the importance of residue seems most importanthere.</text:p>
          </table:table-cell>
          <table:table-cell table:style-name="Table1.A2" office:value-type="string">
            <text:p text:style-name="P53">(has to be evaluate considering the newest management figure plot)</text:p>
            <text:p text:style-name="P16"/>
          </table:table-cell>
          <table:table-cell table:style-name="Table1.A2" office:value-type="string">
            <text:p text:style-name="P17">* reframe tillage impact (tillage does get stronger, but still isn’t substainaly) </text:p>
          </table:table-cell>
          <table:table-cell table:style-name="Table1.D2" office:value-type="string">
            <text:p text:style-name="P16"/>
          </table:table-cell>
        </table:table-row>
        <table:table-row>
          <table:table-cell table:style-name="Table1.A2" office:value-type="string">
            <text:p text:style-name="P4">6) The authors suggest that there needs to be a circular flow with food supply chainback to soils. They assumed that none of the waste from supply chains are returnedto soils (near line 300) but this seems incorrect. Municipal waste and materials areamended to soils in many regions of the world although maybe there are no data onthese amendments? If this is the issue, the authors could mention that they are makinga conservative assumption due to lack of data.</text:p>
          </table:table-cell>
          <table:table-cell table:style-name="Table1.A2" office:value-type="string">
            <text:p text:style-name="P19"><text:s/></text:p>
            <text:p text:style-name="P19"/>
            <text:p text:style-name="P19"><text:line-break/></text:p>
          </table:table-cell>
          <table:table-cell table:style-name="Table1.A2" office:value-type="string">
            <text:p text:style-name="P20">* add lack of data statement to no muncipal waste returning to soils<text:line-break/>* <text:span text:style-name="T27">@Benni (will wrte something)</text:span></text:p>
          </table:table-cell>
          <table:table-cell table:style-name="Table1.D2" office:value-type="string">
            <text:p text:style-name="P53">Benni</text:p>
          </table:table-cell>
        </table:table-row>
        <table:table-row>
          <table:table-cell table:style-name="Table1.A2" office:value-type="string">
            <text:p text:style-name="P4">7) The authors evaluate the sensitivity of the Tier 2 model for tree litter with methods inSection 2.4.3. The Tier 2 model divides litter into metabolic and structural components,and the authors have averaged lignin to nitrogen across tree components as input tothe model. But forest also include deadwood and should be separated from other forestlitter to model decomposition. Did the authors add a deadwood pool? I question if thismodel is appropriate for forest if deadwood is not modeled separately.</text:p>
          </table:table-cell>
          <table:table-cell table:style-name="Table1.A2" office:value-type="string">
            <text:p text:style-name="P19"><text:span text:style-name="T17">We follow the suggestion of the reviewer and will add more detail to the litterfall of the natural vegetation. Using additional information from LPJmL, we willt split up the litterfall into a wood and soft tissue fraction and add different parameterizations for them. <text:line-break/>(We will not be able to add a deadwood pool, since that would require additional parameterization of turn over dynamics for this new pool. (add explanation on why litterfall and deadwood inflow might be identical at least within a steady state)).</text:span><text:line-break/></text:p>
          </table:table-cell>
          <table:table-cell table:style-name="Table1.A2" office:value-type="string">
            <text:p text:style-name="P20"><text:span text:style-name="T3">* litterfall split </text:span>(wood-fraction) <text:line-break/>* <text:span text:style-name="T18">discuss deadwood pool vs. split up of litterfall</text:span></text:p>
          </table:table-cell>
          <table:table-cell table:style-name="Table1.D2" office:value-type="string">
            <text:p text:style-name="P37"><text:span text:style-name="T19">Benni, (</text:span>Christoph, Jens<text:span text:style-name="T19">)</text:span></text:p>
          </table:table-cell>
        </table:table-row>
        <table:table-row>
          <table:table-cell table:style-name="Table1.A2" office:value-type="string">
            <text:p text:style-name="P4">8) Recommend that the authors provide more explanation for Equation 9, which deter-mines the residue amount of C, and is a key driver of the carbon change. Harvest indexis the proportion of plant biomass that is harvested, but the authors are multiplying the harvested crop product by the harvest index. But the conventional approach is ’har-vested crop production divided by the harvest index’ to determine the total biomass andthen subtract the harvested amount to estimate the residue. The authors are account-ing for double harvesting and fallow in this calculation, which I agree is important, butsome further explanation is needed about the calculation to understand how residuecarbon is estimate from <text:soft-page-break/>crop production, harvest index and area.</text:p>
          </table:table-cell>
          <table:table-cell table:style-name="Table1.A2" office:value-type="string">
            <text:p text:style-name="P21"/>
            <text:p text:style-name="P21"/>
            <text:p text:style-name="P21"/>
          </table:table-cell>
          <table:table-cell table:style-name="Table1.A2" office:value-type="string">
            <text:p text:style-name="P21">* explain in more detail the residue allometric functions</text:p>
          </table:table-cell>
          <table:table-cell table:style-name="Table1.D2" office:value-type="string">
            <text:p text:style-name="P21"/>
          </table:table-cell>
        </table:table-row>
        <table:table-row>
          <table:table-cell table:style-name="Table1.A2" office:value-type="string">
            <text:p text:style-name="P4">9) For the Tier 1 method, IPCC divides the reference carbon stocks by climate andsoil types. Did the authors also divide the grid cells by climate and soil because onlyclimate is mentioned in the text? And, I found a diagram in Figure 5.1 in the IPCCreport that divides low, medium and high input categories. Did the authors use thisdiagram to classify the input? It is not clear if the authors use the diagram or developedtheir own. If they developed their own, is it consistent with the IPCC factors?</text:p>
          </table:table-cell>
          <table:table-cell table:style-name="Table1.A2" office:value-type="string">
            <text:p text:style-name="P21"><text:span text:style-name="T19">I</text:span>t is assuemnd that ony one climate type is present <text:span text:style-name="T19">in</text:span> each grid cell (the most domina<text:span text:style-name="T19">nt</text:span>). The IPCC, to our knowledge split up the soil types into mineral and organic. This analysis <text:span text:style-name="T19">focus exclusivly</text:span> on for mineral soils, which is not pointed out enough though out the paper.</text:p>
            <text:p text:style-name="P21"/>
            <text:p text:style-name="P21">No, for the Tier 1 method no detailed analysis has been undertaken. All factors shown here just include default factors without any spatial disaggregation of effects.</text:p>
          </table:table-cell>
          <table:table-cell table:style-name="Table1.A2" office:value-type="string">
            <text:p text:style-name="P21">* add more detail to Tier 1 explainations <text:span text:style-name="T8">(about climate and soil type, and spatial resolution of Tier 1 factors).<text:line-break/><text:line-break/><text:line-break/>→ management only, aggregagriert carbon stock, vermschung stock und management in der baseline. Disaggregation Tier 1 to stock→ managementment impacts mit stock estimatet <text:s/>or management</text:span></text:p>
          </table:table-cell>
          <table:table-cell table:style-name="Table1.D2" office:value-type="string">
            <text:p text:style-name="P21"/>
          </table:table-cell>
        </table:table-row>
        <table:table-row>
          <table:table-cell table:style-name="Table1.A2" office:value-type="string">
            <text:p text:style-name="P4">10) What is ‘resp’ is ‘area reduction resp’ on line 110? This sentence should be revisedto improve readability. I also found other sentences that were difficult to read or missingwords in some cases, but did not make a list during my review. Suggest a careful reviewbefore final publication.</text:p>
          </table:table-cell>
          <table:table-cell table:style-name="Table1.A2" office:value-type="string">
            <text:p text:style-name="P7"/>
            <text:p text:style-name="P7"/>
            <text:p text:style-name="P22"/>
            <text:p text:style-name="P22"/>
          </table:table-cell>
          <table:table-cell table:style-name="Table1.A2" office:value-type="string">
            <text:p text:style-name="P22">* ask maybe David/Mike again for proof reading?</text:p>
            <text:p text:style-name="P22">* improve line 110</text:p>
          </table:table-cell>
          <table:table-cell table:style-name="Table1.D2" office:value-type="string">
            <text:p text:style-name="P38">David</text:p>
          </table:table-cell>
        </table:table-row>
        <table:table-row>
          <table:table-cell table:style-name="Table1.A2" office:value-type="string">
            <text:p text:style-name="P4">11) I found the Tier 2 method in Chapter 5 of Volume 4 of the 2019 IPCC report, andwould suggest that the authors cite this chapter rather than the entire 2019 IPCC report,which has 5 volumes. This would make it easier for others interested in the study tofind the method in the IPCC report.</text:p>
          </table:table-cell>
          <table:table-cell table:style-name="Table1.A2" office:value-type="string">
            <text:p text:style-name="P53">We thank the reviewer for this comment and will change the citation from full report to the Chapter 5 were needed. </text:p>
            <text:p text:style-name="P7"/>
            <text:p text:style-name="P23"/>
          </table:table-cell>
          <table:table-cell table:style-name="Table1.A2" office:value-type="string">
            <text:p text:style-name="P23">* Change citation to chapter reference<text:line-break/>(carefully check, if this holds true for all references)</text:p>
          </table:table-cell>
          <table:table-cell table:style-name="Table1.D2" office:value-type="string">
            <text:p text:style-name="P53">Kristine</text:p>
          </table:table-cell>
        </table:table-row>
        <table:table-row>
          <table:table-cell table:style-name="Table1.A2" office:value-type="string">
            <text:p text:style-name="P4"/>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4"/>
            <text:p text:style-name="P4"/>
            <text:p text:style-name="P4"/>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5">Jonathan Sanderman <text:line-break/>This MS presents the findings of a spatially explicit implementation of a new IPCC TierII approach to soil carbon stock changes. The authors use this model to calculate howmuch SOC has been lost due to agriculture but then go on to run the model annuallyfor the period 1975 – 2010 to produce a dynamic picture of SOC recovery over thismodern era of farming. <text:s text:c="2"/>The major takeaway message is that while agriculture hasincurred a large SOC debt, recent agronomic improvements have led to 4 Pg C of SOCsequestration over this period of time. This detailed picture of SOC in croplands overthe past several decades is of incredible importance to policy makers and as such Ibelieve that paper can be an important contribution to the literature; however, I do haveseveral major concerns that may or may not be <text:soft-page-break/>addressable with revision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Methodological concern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I had to read the methods section twice and spend an hour with Calvo Buendia et al.2019 to fully understand what the authors have done. I’m still not 100% confident thatI fully understand the methodology. I suggest adding an illustrative example or twographically demonstrating how the process works. Perhaps starting with a simple caseof one lu transition and then showing a more complex case of multiple lu transitionswithin a pixel.<text:line-break/></text:p>
          </table:table-cell>
          <table:table-cell table:style-name="Table1.A2" office:value-type="string">
            <text:p text:style-name="P24"/>
            <text:p text:style-name="P25"/>
          </table:table-cell>
          <table:table-cell table:style-name="Table1.A2" office:value-type="string">
            <text:p text:style-name="P25">* adding an example on how lu transitions work and are calcuated.</text:p>
          </table:table-cell>
          <table:table-cell table:style-name="Table1.D2" office:value-type="string">
            <text:p text:style-name="P7"/>
          </table:table-cell>
        </table:table-row>
        <table:table-row>
          <table:table-cell table:style-name="Table1.A2" office:value-type="string">
            <text:p text:style-name="P6">I have not been convinced that this sort of “dynamic” implementation of a steady statemodeling approach is appropriate. I understand that the method was developed by theIPCC as a way to add more nuance into the Tier I emission factor approach but I don’tthink the method was intended to be applied annually. <text:s/>Why not go all the way to TierIII approach using the process-based dynamics that are embedded in this simplifiedmodel? <text:s text:c="2"/>It <text:s/>appears <text:s/>you <text:s/>have <text:s/>all <text:s/>the <text:s/>data <text:s/>assembled <text:s/>to <text:s/>do <text:s/>this. <text:s text:c="2"/>My <text:s/>main <text:s/>concernwith applying a steady-state model to annual changes is we know that the recent past trajectory of SOC (particularly in the slow and passive pools) will greatly influence theshort-term model response to improved management – i.e. <text:s/>the model will take yearsto decades before SOC stocks start to rebuild if the trajectory was negative prior to thechange – but this will be completely missed with the steady state application (stockswill start increasing immediately upon change).</text:p>
          </table:table-cell>
          <table:table-cell table:style-name="Table1.A2" office:value-type="string">
            <text:p text:style-name="P7">- <text:span text:style-name="T9">already commented on this in the AC – still needed again?</text:span></text:p>
            <text:p text:style-name="P25"/>
            <text:p text:style-name="P25"><text:line-break/></text:p>
          </table:table-cell>
          <table:table-cell table:style-name="Table1.A2" office:value-type="string">
            <text:p text:style-name="P25">* revise script on naming (not call it steady-state method anymore)<text:line-break/>* <text:span text:style-name="T10">framing of the paper (integrated assessment modeling)</text:span></text:p>
          </table:table-cell>
          <table:table-cell table:style-name="Table1.D2" office:value-type="string">
            <text:p text:style-name="P7"/>
          </table:table-cell>
        </table:table-row>
        <table:table-row>
          <table:table-cell table:style-name="Table1.A2" office:value-type="string">
            <text:p text:style-name="P6">What time frame are the monthly climate data averaged over to get the rate modifiers fora steady state solution? Given the passive pool has an intrinsic decay rate equivalentto &gt;100 year turnover time, it seems that you need to have a 100+ year average climateto come up with the proper rate modifiers.</text:p>
          </table:table-cell>
          <table:table-cell table:style-name="Table1.A2" office:value-type="string">
            <text:p text:style-name="P27"><text:span text:style-name="T29">unclear</text:span><text:line-break/></text:p>
          </table:table-cell>
          <table:table-cell table:style-name="Table1.A2" office:value-type="string">
            <text:p text:style-name="P27">* Ask @soil modelers again about understand</text:p>
          </table:table-cell>
          <table:table-cell table:style-name="Table1.D2" office:value-type="string">
            <text:p text:style-name="P38">Soil modelers</text:p>
          </table:table-cell>
        </table:table-row>
        <table:table-row>
          <table:table-cell table:style-name="Table1.A2" office:value-type="string">
            <text:p text:style-name="P6">Transfer between lu types is not clear. <text:s/>I do not understand how a “respective shareof the SOC is reallocated.” <text:s/>My concern is that the per area SOC stock for long-termcultivated land will be much different than the per area SOC stock for newly convertedcropland, so I don’t see how you can suddenly bin these separate areas into one model</text:p>
            <text:p text:style-name="P6">component. <text:s/>Perhaps my request for a visual guide will help <text:soft-page-break/>me (and other readers)understand that I have misunderstood this part of the methods.</text:p>
          </table:table-cell>
          <table:table-cell table:style-name="Table1.A2" office:value-type="string">
            <text:p text:style-name="P7"/>
            <text:p text:style-name="P7"/>
            <text:p text:style-name="P27"/>
            <text:p text:style-name="P27"><text:line-break/></text:p>
          </table:table-cell>
          <table:table-cell table:style-name="Table1.A2" office:value-type="string">
            <text:p text:style-name="P45">* adding an example on how lu transitions work and are calcuated.</text:p>
          </table:table-cell>
          <table:table-cell table:style-name="Table1.D2" office:value-type="string">
            <text:p text:style-name="P7"/>
          </table:table-cell>
        </table:table-row>
        <table:table-row>
          <table:table-cell table:style-name="Table1.A2" office:value-type="string">
            <text:p text:style-name="P6">Why was 1901 chosen to spin up to steady state? <text:s/>We know that this was a time ofrapid agricultural expansion in several major regions of the world and thus a time ofrapid soil carbon loss.</text:p>
          </table:table-cell>
          <table:table-cell table:style-name="Table1.A2" office:value-type="string">
            <text:p text:style-name="P48"><text:span text:style-name="T29">We agree with the reviewers concerns about missing out major impacts of land-use change prior to our short spin-up phase.<text:line-break/>We there for extent the spin-up phase for a much longer period, starting in 1530 (default spin-up start in LPJmL) to capture the land-use effects. Our initial choice of starting in 1901 was driven by the climate data availability. <text:s/>To exend our spin-up into the past, we will recycle climate data from 1901 to 1930. The management data will be hod constant on the first know level. </text:span><text:line-break/><text:line-break/><text:line-break/><text:line-break/></text:p>
          </table:table-cell>
          <table:table-cell table:style-name="Table1.A2" office:value-type="string">
            <text:p text:style-name="P27">* <text:span text:style-name="T15">(maybe)</text:span> Extent spin-up period (first test till 18[5/0]0). (Use LUH, recycle 30 years of climate, hold management data constant)</text:p>
          </table:table-cell>
          <table:table-cell table:style-name="Table1.D2" office:value-type="string">
            <text:p text:style-name="P27"/>
          </table:table-cell>
        </table:table-row>
        <table:table-row>
          <table:table-cell table:style-name="Table1.A2" office:value-type="string">
            <text:p text:style-name="P6">LULUC data – are these data all provided as area within each grid cell (or percent of agrid)? I think so, but please indicate. A supplemental table with the cross-walk betweenthe LUH2 and the 17 crop groups used in this study should be included.</text:p>
          </table:table-cell>
          <table:table-cell table:style-name="Table1.A2" office:value-type="string">
            <text:p text:style-name="P27"><text:span text:style-name="T30">Yes, as the reviewer guessed correctly, all area data is in hectars and meant to be area within each grid cel. We indicate that more clearly.<text:line-break/>Additionally, we add a table to the supplemental material.</text:span><text:line-break/></text:p>
          </table:table-cell>
          <table:table-cell table:style-name="Table1.A2" office:value-type="string">
            <text:p text:style-name="P27">* Add table kcr2luh mapping<text:line-break/>* Add detail in method part on area shares (ask @benni again on understand)</text:p>
          </table:table-cell>
          <table:table-cell table:style-name="Table1.D2" office:value-type="string">
            <text:p text:style-name="P38">Benni</text:p>
          </table:table-cell>
        </table:table-row>
        <table:table-row>
          <table:table-cell table:style-name="Table1.A2" office:value-type="string">
            <text:p text:style-name="P6">Please include units for eq 9 – I don’t follow the AGR calculation – it sounds like youare adding biomass and area together. Additionally, HI is usually defined as CP dividedby total aboveground biomass, so CP x HI is a meaningless number.L</text:p>
          </table:table-cell>
          <table:table-cell table:style-name="Table1.A2" office:value-type="string">
            <text:p text:style-name="P26"/>
          </table:table-cell>
          <table:table-cell table:style-name="Table1.A2" office:value-type="string">
            <text:p text:style-name="P27"><text:span text:style-name="T7">* explain in more detail the residue allometric functions </text:span>(add units)</text:p>
          </table:table-cell>
          <table:table-cell table:style-name="Table1.D2" office:value-type="string">
            <text:p text:style-name="P7"/>
          </table:table-cell>
        </table:table-row>
        <table:table-row>
          <table:table-cell table:style-name="Table1.A2" office:value-type="string">
            <text:p text:style-name="P6">Lack of validation.</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There appears to be no attempt to validate the model or the input data used to drive the model. <text:s/>In general, there is a lack of quantitative evaluation throughout. <text:s/>There are just two qualitative quality assessments – a table comparing calculated stock changefactors to Tier I estimates and a discussion on how the map looks similar to other SOCmaps.</text:p>
          </table:table-cell>
          <table:table-cell table:style-name="Table1.A2" office:value-type="string">
            <text:p text:style-name="P27"><text:line-break/></text:p>
          </table:table-cell>
          <table:table-cell table:style-name="Table1.A2" office:value-type="string">
            <text:p text:style-name="P27">* Add LPJmL correlation plot.<text:line-break/>* Discuss @all again, which and how data should be use for validation</text:p>
          </table:table-cell>
          <table:table-cell table:style-name="Table1.D2" office:value-type="string">
            <text:p text:style-name="P49">all</text:p>
          </table:table-cell>
        </table:table-row>
        <table:table-row>
          <table:table-cell table:style-name="Table1.A2" office:value-type="string">
            <text:p text:style-name="P6">The <text:s/>model <text:s/>itself <text:s/>was <text:s/>developed <text:s/>recently <text:s/>as <text:s/>part <text:s/>of <text:s/>the <text:s/>2019 <text:s/>Refinements <text:s/>to <text:s/>IPCCGuidelines and those updated guidelines discuss how the model was calibrated to aset of long-term trial sites but do not report any model performance metrics. As pointedout by the authors some areas of central EU and the UK more than double SOC undercurrent <text:soft-page-break/>agriculture than under native vegetation. <text:s/>This is certainly indicative that thereshould be some checks against real data (see detailed elaboration on this point furtherdown in this review). <text:s/>It could be argued that point-based validation for a model run at0.5 degree resolution is meaningless but it would be an interesting exercise to see howthe model reproduces trends with known SOC histories.</text:p>
          </table:table-cell>
          <table:table-cell table:style-name="Table1.A2" office:value-type="string">
            <text:p text:style-name="P38">(add paragraph on plant vaidation improvements)</text:p>
            <text:p text:style-name="P28"><text:line-break/></text:p>
          </table:table-cell>
          <table:table-cell table:style-name="Table1.A2" office:value-type="string">
            <text:p text:style-name="P28">* <text:span text:style-name="T11">report about the bugfix here again.<text:line-break/>* check later with validation improvement<text:line-break/></text:span></text:p>
          </table:table-cell>
          <table:table-cell table:style-name="Table1.D2" office:value-type="string">
            <text:p text:style-name="P7"/>
          </table:table-cell>
        </table:table-row>
        <table:table-row>
          <table:table-cell table:style-name="Table1.A2" office:value-type="string">
            <text:p text:style-name="P6">Issues with residue C return<text:line-break/>Given that the major takeaway from this paper is that the SOC is being sequestereddue to improved yield leading to increased residue return, is there any empirical evi-dence that C inputs to the mineral soil have nearly doubled (Fig 3)? I think the methodfor calculating residue return to the soil is potentially flawed leading to this large appar-ent increase. The authors have assumed that both harvest index (HI) and root-to-shoot(RS) ratios have been constant through time. <text:s/>However, yield improvements over thelast century, and in particular the last 50 years, are a result of improvements in geneticsand nutrition. <text:s/>Breeding has resulted in the ability to plant most crops at much higherdensities and selection towards more photosynthate being allocated to harvestable or-gans. <text:s/>Both of these improvements have altered HI and RS ratios. <text:s/>Additionally, thereare strong interactions between N fertilization rate and root density. <text:s/>There is a hugeliterature on crop breeding that support the non-stationarity of these important param-eters.</text:p>
            <text:p text:style-name="P6"/>
          </table:table-cell>
          <table:table-cell table:style-name="Table1.A2" office:value-type="string">
            <text:p text:style-name="P38">The reviewer points out a very valid point that we tried to take up in the discussion part as well. We would like to point to the yield developments <text:span text:style-name="T30">(...)</text:span><text:line-break/><text:line-break/>Since parameterization of residues for various different crops on a global scale is quite challenging <text:span text:style-name="T21">even for non-time depending factors. The IPCC methodology tries to capture these effects by introducing area and yield depending fractions into the residue biomass calculations.<text:line-break/><text:line-break/></text:span></text:p>
            <text:p text:style-name="P38"/>
            <text:p text:style-name="P38"/>
          </table:table-cell>
          <table:table-cell table:style-name="Table1.A2" office:value-type="string">
            <text:p text:style-name="P7">* <text:span text:style-name="T20">discuss again with Benni, how to tackle this.</text:span></text:p>
            <text:p text:style-name="P7"/>
            <text:p text:style-name="P39">Questions:<text:line-break/>→ Is on the global scale breeding, really the most important driver of yield increase? Can IPCC not capture this trend?<text:line-break/>→ N and root density – how to counteract these?</text:p>
          </table:table-cell>
          <table:table-cell table:style-name="Table1.D2" office:value-type="string">
            <text:p text:style-name="P39">Benni</text:p>
          </table:table-cell>
        </table:table-row>
        <table:table-row>
          <table:table-cell table:style-name="Table1.A2" office:value-type="string">
            <text:p text:style-name="P6">Other specific comment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6">Units – Gt and Mt are not SI units, please use Pg and Tg</text:p>
          </table:table-cell>
          <table:table-cell table:style-name="Table1.A2" office:value-type="string">
            <text:p text:style-name="P30">As In the integrated assessment community tons is most often used for reporting emissions, tons seemed the natural choice for reporting anthropogenic emissions. <text:line-break/>We now came aware that in natural science the Si unit system is <text:span text:style-name="T31">the standatd unit system. We will change all units to SI and add non-SI units in brackets were needed to bridge to IAM modelling.</text:span></text:p>
            <text:p text:style-name="P30"><text:line-break/></text:p>
          </table:table-cell>
          <table:table-cell table:style-name="Table1.A2" office:value-type="string">
            <text:p text:style-name="P31">* change to Pg/Tg</text:p>
          </table:table-cell>
          <table:table-cell table:style-name="Table1.D2" office:value-type="string">
            <text:p text:style-name="P30"/>
          </table:table-cell>
        </table:table-row>
        <table:table-row>
          <table:table-cell table:style-name="Table1.A2" office:value-type="string">
            <text:p text:style-name="P6">L13 (and elsewhere) – “we also find that SOC is very sensitive...” – this is in referenceto an unvalidated model result. I’d suggest rewording these sorts of phrases to, <text:soft-page-break/>“Ourmodel results suggest that SOC is very sensitive...</text:p>
          </table:table-cell>
          <table:table-cell table:style-name="Table1.A2" office:value-type="string">
            <text:p text:style-name="P7"/>
            <text:p text:style-name="P29"/>
          </table:table-cell>
          <table:table-cell table:style-name="Table1.A2" office:value-type="string">
            <text:p text:style-name="P29">* Clear language on senstivity/quantitaive statements</text:p>
          </table:table-cell>
          <table:table-cell table:style-name="Table1.D2" office:value-type="string">
            <text:p text:style-name="P7"/>
          </table:table-cell>
        </table:table-row>
        <table:table-row>
          <table:table-cell table:style-name="Table1.A2" office:value-type="string">
            <text:p text:style-name="P4">L279 – “we provide the first world map” – no, you did not. All of the global maps thathave been developed using a statistical environmental-covariate modeling approach(i.e. soilgrids and similar) implicitly include all historic land management.</text:p>
          </table:table-cell>
          <table:table-cell table:style-name="Table1.A2" office:value-type="string">
            <text:p text:style-name="P50">Reviewer is right here. We will rewrite the paragraph.<text:line-break/></text:p>
            <text:p text:style-name="P7"/>
          </table:table-cell>
          <table:table-cell table:style-name="Table1.A2" office:value-type="string">
            <text:p text:style-name="P32">* Check again SoilGrids <text:span text:style-name="T22">assumptions</text:span><text:line-break/>* rephrase statement on maps</text:p>
          </table:table-cell>
          <table:table-cell table:style-name="Table1.D2" office:value-type="string">
            <text:p text:style-name="P30"/>
          </table:table-cell>
        </table:table-row>
        <table:table-row>
          <table:table-cell table:style-name="Table1.A2" office:value-type="string">
            <text:p text:style-name="P4">It is great that all the data are provided but I found the Karstens 2020a repository tobe confusing. Can you have a description for each file in the repository? The namingconvention is not clear. I did not want to download 9 Gb of data to figure it out.</text:p>
          </table:table-cell>
          <table:table-cell table:style-name="Table1.A2" office:value-type="string">
            <text:p text:style-name="P40">We <text:span text:style-name="T32">thank the reviewer for that suggestion and </text:span>will <text:span text:style-name="T32">add more detail to the README file including a description for each file</text:span>.</text:p>
          </table:table-cell>
          <table:table-cell table:style-name="Table1.A2" office:value-type="string">
            <text:p text:style-name="P30">* add more README information to data repo.</text:p>
          </table:table-cell>
          <table:table-cell table:style-name="Table1.D2" office:value-type="string">
            <text:p text:style-name="P7"/>
          </table:table-cell>
        </table:table-row>
        <table:table-row>
          <table:table-cell table:style-name="Table1.A2" office:value-type="string">
            <text:p text:style-name="P4">Fig 1 – perhaps it is just the spatial scale of these small maps (and I haven’t downloaded the results to explore in more detail) but it looks like there is zero intact forestin the Congo Basin and very little intact forest in the Amazon. Also, I would have likedto see a map showing the trend in SOC spatially – how are the 4 Pg C that has beensequestered been spread across the globe? Is it all in Central EU <text:span text:style-name="T1">and UK?</text:span></text:p>
          </table:table-cell>
          <table:table-cell table:style-name="Table1.A2" office:value-type="string">
            <text:p text:style-name="P54">unclear</text:p>
            <text:p text:style-name="P7"><text:line-break/><text:span text:style-name="T12"><text:line-break/></text:span></text:p>
          </table:table-cell>
          <table:table-cell table:style-name="Table1.A2" office:value-type="string">
            <text:p text:style-name="P7">* <text:span text:style-name="T12">explore again color scheme for cropand maps – maps remove all area with less than 5%(?) cropland<text:line-break/>* Rewriting results explaination<text:line-break/>* have regional specific sequestration rates (not only gobal)</text:span></text:p>
          </table:table-cell>
          <table:table-cell table:style-name="Table1.D2" office:value-type="string">
            <text:p text:style-name="P7"/>
          </table:table-cell>
        </table:table-row>
        <table:table-row>
          <table:table-cell table:style-name="Table1.A2" office:value-type="string">
            <text:p text:style-name="P4">Fig 2 – this is a really interesting way of summarizing the model results</text:p>
          </table:table-cell>
          <table:table-cell table:style-name="Table1.A2" office:value-type="string">
            <text:p text:style-name="P7">:<text:span text:style-name="T13">)</text:span></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4">Fig 4 – the finding presented here is very counterintuitive to me. Why is the SOC debthalved when the model is initialized with natural vegetation? Shouldn’t the 1975 SOCdebt be much greater if the 1901 starting point was natural vegetation instead of actualland use? Perhaps I am just misunderstanding this sensitivity analysis.</text:p>
          </table:table-cell>
          <table:table-cell table:style-name="Table1.A2" office:value-type="string">
            <text:p text:style-name="P7"><text:span text:style-name="T14">The initialization analysis should help the reader to understand the potential maximal error of underestimating on-going emissions on croplands that where croplands even before 1901. For the case of initializating SOC stocks with existing land-use patterns in 1901, SOC stocks are assumed to be already in steady-state rather than developing towards them. Emissions, that would actually be occuring after the initializing spot, are already included in the SOC debt. The SOC debt is higher since it includes future emissions.<text:line-break/>As correctly spotted by the reviewer, the turn over times of slow and passive pools are much greater than the time period consider in this manuscript. Slow and passive pools are not in a steady-state on existing croplands and still develop towards them. This leaves the overall SOC debt smaller for the case of pure natural vegetation initialization, but the loss rate per year much higher. <text:line-break/>In our view the actually SOC stocks and with it </text:span><text:soft-page-break/><text:span text:style-name="T14">the SOC debt should be, between these two estimates. (As already mentioned before, we will include a longer spin-up period with recurring climate and management data, but historic land-use change information to define the initial state between these two lines more precisely.)<text:line-break/></text:span><text:line-break/><text:span text:style-name="T14"><text:line-break/></text:span></text:p>
          </table:table-cell>
          <table:table-cell table:style-name="Table1.A2" office:value-type="string">
            <text:p text:style-name="P33">* <text:span text:style-name="T14">Add more explaintion to intitialization analysis<text:line-break/>* (maybe) Extent spin-up period (first test till 18[5/0]0).<text:line-break/>(Use LUH, recycle 30 years of climate, hold management data constant)</text:span></text:p>
          </table:table-cell>
          <table:table-cell table:style-name="Table1.D2" office:value-type="string">
            <text:p text:style-name="P7"/>
          </table:table-cell>
        </table:table-row>
        <table:table-row>
          <table:table-cell table:style-name="Table1.A2" office:value-type="string">
            <text:p text:style-name="P4">Discussion section – in general, there is very little discussion of how these results fitinto the large literature on SOC. There are many places were a reference or two wouldgreat increase the credibility of the statements that are being made.</text:p>
          </table:table-cell>
          <table:table-cell table:style-name="Table1.A2" office:value-type="string">
            <text:p text:style-name="P34"/>
          </table:table-cell>
          <table:table-cell table:style-name="Table1.A2" office:value-type="string">
            <text:p text:style-name="P35">* @all need more references to existing literature.</text:p>
          </table:table-cell>
          <table:table-cell table:style-name="Table1.D2" office:value-type="string">
            <text:p text:style-name="P40">all</text:p>
          </table:table-cell>
        </table:table-row>
        <table:table-row>
          <table:table-cell table:style-name="Table1.A2" office:value-type="string">
            <text:p text:style-name="P4">Section 4.2 – I think this section should come right before the conclusions especiallyas you refer to analysis that is only presented for the first time in section 4.3</text:p>
          </table:table-cell>
          <table:table-cell table:style-name="Table1.A2" office:value-type="string">
            <text:p text:style-name="P7"><text:line-break/><text:span text:style-name="T16"><text:line-break/></text:span></text:p>
            <text:p text:style-name="P7"/>
          </table:table-cell>
          <table:table-cell table:style-name="Table1.A2" office:value-type="string">
            <text:p text:style-name="P34">* (mabye) shift limitations to the nd of the discussion</text:p>
          </table:table-cell>
          <table:table-cell table:style-name="Table1.D2" office:value-type="string">
            <text:p text:style-name="P7"/>
          </table:table-cell>
        </table:table-row>
        <table:table-row>
          <table:table-cell table:style-name="Table1.A2" office:value-type="string">
            <text:p text:style-name="P4"><text:span text:style-name="T1">L</text:span>358-360 – the finding that northern temperate zones (particularly in EU and UK) nowhave SOC levels up to twice that of native state yet tropical soils have lost 40-70% oftheir SOC is problematic and, as the authors point out in relation to the EU example,likely points to issues with getting C input to soil correct. The EU has the perfect dataset to test this model finding – the EU JRC LUCAS survey was a balanced samplingdesign between forested and agricultural land uses. In the tropics, it has been fairlywell documented that already infertile tropical soils do not lose nearly as much SOC astheir fertile temperate zone soil counterparts. While there are issues and large scalegeneralizations in the IPCC Tier I default factors, they do represent the consensusliterature on the topic. The updated meta-analysis between the 2006 and 2019 IPCCC5guidelines when this emission factor for the tropics changed dramatically (see Table 4in this MS) points to this new knowledge.</text:p>
          </table:table-cell>
          <table:table-cell table:style-name="Table1.A2" office:value-type="string">
            <text:p text:style-name="P35">Mention bugfix.<text:line-break/></text:p>
          </table:table-cell>
          <table:table-cell table:style-name="Table1.A2" office:value-type="string">
            <text:p text:style-name="P35">* check out EU JRC LUCAS data set for validating EU<text:line-break/>* think again about tropical SOC losses – why the are as high as before? Why their natural status <text:span text:style-name="T23">shoud be already infertile (to less C inputs or soil properties?)</text:span></text:p>
          </table:table-cell>
          <table:table-cell table:style-name="Table1.D2" office:value-type="string">
            <text:p text:style-name="P41">Benni</text:p>
          </table:table-cell>
        </table:table-row>
        <table:table-row>
          <table:table-cell table:style-name="Table1.A2" office:value-type="string">
            <text:p text:style-name="P4">L396 – how is this validation? It is just a comparison.</text:p>
          </table:table-cell>
          <table:table-cell table:style-name="Table1.A2" office:value-type="string">
            <text:p text:style-name="P7"/>
          </table:table-cell>
          <table:table-cell table:style-name="Table1.A2" office:value-type="string">
            <text:p text:style-name="P7">* <text:span text:style-name="T23">rephrase (What is validation?)</text:span></text:p>
          </table:table-cell>
          <table:table-cell table:style-name="Table1.D2" office:value-type="string">
            <text:p text:style-name="P7"/>
          </table:table-cell>
        </table:table-row>
        <table:table-row>
          <table:table-cell table:style-name="Table1.A2" office:value-type="string">
            <text:p text:style-name="P4">L400-406 – there is a large literature that can be drawn upon to support some of theclaims made in this section.</text:p>
          </table:table-cell>
          <table:table-cell table:style-name="Table1.A2" office:value-type="string">
            <text:p text:style-name="P7"/>
          </table:table-cell>
          <table:table-cell table:style-name="Table1.A2" office:value-type="string">
            <text:p text:style-name="P7">* <text:span text:style-name="T23">poor management on tropical soils (literature to back up this claim)</text:span></text:p>
          </table:table-cell>
          <table:table-cell table:style-name="Table1.D2" office:value-type="string">
            <text:p text:style-name="P7"/>
          </table:table-cell>
        </table:table-row>
        <table:table-row>
          <table:table-cell table:style-name="Table1.A2" office:value-type="string">
            <text:p text:style-name="P4">Section 4.4 – I do not think this is a valid comparison because SoilGrids explicitly triedto capture high carbon density soils well while your model explicitly excludes <text:soft-page-break/>organicsoils. I suggest applying an agriculture mask to all of these datasets and then redothe analysis. Additionally, ISRIC released an update to SoilGrids &gt;6 months ago thatfocuses primarily on mineral soil carbon stocks. This update is probably a better com-parison.</text:p>
          </table:table-cell>
          <table:table-cell table:style-name="Table1.A2" office:value-type="string">
            <text:p text:style-name="P7"/>
          </table:table-cell>
          <table:table-cell table:style-name="Table1.A2" office:value-type="string">
            <text:p text:style-name="P7">* <text:span text:style-name="T23">(maybe) apply agricultural mask to compairson data<text:line-break/>* (maybe) add mineral soil SoilGrids data </text:span></text:p>
          </table:table-cell>
          <table:table-cell table:style-name="Table1.D2" office:value-type="string">
            <text:p text:style-name="P41">Benni</text:p>
          </table:table-cell>
        </table:table-row>
        <table:table-row>
          <table:table-cell table:style-name="Table1.A2" office:value-type="string">
            <text:p text:style-name="P4">L425-428 – this seems out of place.</text:p>
          </table:table-cell>
          <table:table-cell table:style-name="Table1.A2" office:value-type="string">
            <text:p text:style-name="P7"/>
          </table:table-cell>
          <table:table-cell table:style-name="Table1.A2" office:value-type="string">
            <text:p text:style-name="P7">* <text:span text:style-name="T23">rewrite paragraph on litterfall parameterization discussion after splitting up wood fraction</text:span></text:p>
          </table:table-cell>
          <table:table-cell table:style-name="Table1.D2" office:value-type="string">
            <text:p text:style-name="P7"/>
          </table:table-cell>
        </table:table-row>
        <table:table-row>
          <table:table-cell table:style-name="Table1.A2" office:value-type="string">
            <text:p text:style-name="P4">L453 – comparison to 4p1000 is not really fair because your model is really just thebusiness-as-usual scenario with SOC gains simply because yields are improving glob-ally. 4p1000 is about intentional management shifts to increase SOC.</text:p>
          </table:table-cell>
          <table:table-cell table:style-name="Table1.A2" office:value-type="string">
            <text:p text:style-name="P42">We agree with the reviewer, that the comparison is a bit misleading. We still think, it is fruitful to compare the observed rates with ambitious targets and will reframe the discussion on this point.</text:p>
          </table:table-cell>
          <table:table-cell table:style-name="Table1.A2" office:value-type="string">
            <text:p text:style-name="P7">* <text:span text:style-name="T24">Reframe discussion on 4per1000</text:span></text:p>
          </table:table-cell>
          <table:table-cell table:style-name="Table1.D2" office:value-type="string">
            <text:p text:style-name="P7"/>
          </table:table-cell>
        </table:table-row>
      </table:table>
      <text:p text:style-name="P2"/>
      <text:p text:style-name="P2"/>
      <text:p text:style-name="P5"><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ne Karstens</meta:initial-creator>
    <meta:creation-date>2021-03-22T10:40:09.084433121</meta:creation-date>
    <dc:date>2021-05-12T01:00:08.922929693</dc:date>
    <dc:creator>Kristine Karstens</dc:creator>
    <meta:editing-duration>PT4H16M36S</meta:editing-duration>
    <meta:editing-cycles>24</meta:editing-cycles>
    <meta:generator>LibreOffice/6.0.7.3$Linux_X86_64 LibreOffice_project/00m0$Build-3</meta:generator>
    <meta:document-statistic meta:table-count="1" meta:image-count="0" meta:object-count="0" meta:page-count="10" meta:paragraph-count="131" meta:word-count="4367" meta:character-count="26851" meta:non-whitespace-character-count="22469"/>
  </office:meta>
</office:document-meta>
</file>